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Open sams" svg:font-family="'Open sams'"/>
    <style:font-face style:name="Open sans" svg:font-family="'Ope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157f1"/>
    </style:style>
    <style:style style:name="P2" style:family="paragraph" style:parent-style-name="Standard">
      <style:text-properties fo:color="#000000" style:font-name="Open sans" fo:font-size="11pt" officeooo:paragraph-rsid="000157f1" style:font-size-asian="11pt" style:font-size-complex="11pt"/>
    </style:style>
    <style:style style:name="P3" style:family="paragraph" style:parent-style-name="Standard">
      <style:text-properties style:font-name="Open sans" fo:font-size="11pt" style:font-size-asian="11pt" style:font-size-complex="11pt"/>
    </style:style>
    <style:style style:name="P4" style:family="paragraph" style:parent-style-name="Standard">
      <style:text-properties style:font-name="Open sans" fo:font-size="11pt" officeooo:rsid="000ca68b" officeooo:paragraph-rsid="000ca68b" style:font-size-asian="11pt" style:font-size-complex="11pt"/>
    </style:style>
    <style:style style:name="P5" style:family="paragraph" style:parent-style-name="Standard">
      <style:text-properties officeooo:rsid="000ca68b" officeooo:paragraph-rsid="000ca68b"/>
    </style:style>
    <style:style style:name="P6" style:family="paragraph" style:parent-style-name="Standard">
      <style:text-properties officeooo:paragraph-rsid="0035f985"/>
    </style:style>
    <style:style style:name="P7" style:family="paragraph" style:parent-style-name="Standard">
      <style:text-properties officeooo:paragraph-rsid="0036c9af"/>
    </style:style>
    <style:style style:name="P8" style:family="paragraph" style:parent-style-name="Standard">
      <style:text-properties style:font-name="Liberation Serif" fo:font-size="12pt" fo:font-weight="normal" officeooo:rsid="00345c01" officeooo:paragraph-rsid="0035f985" style:font-size-asian="12pt" style:font-weight-asian="normal" style:font-size-complex="12pt" style:font-weight-complex="normal"/>
    </style:style>
    <style:style style:name="P9" style:family="paragraph" style:parent-style-name="Text_20_body">
      <style:text-properties officeooo:paragraph-rsid="000272fe"/>
    </style:style>
    <style:style style:name="P10" style:family="paragraph" style:parent-style-name="Text_20_body">
      <style:text-properties style:font-name="Open sans" fo:font-size="11pt" style:font-size-asian="11pt" style:font-size-complex="11pt"/>
    </style:style>
    <style:style style:name="P11" style:family="paragraph" style:parent-style-name="Text_20_body">
      <style:text-properties style:font-name="Open sams" fo:font-size="11pt" style:font-size-asian="11pt" style:font-size-complex="11pt"/>
    </style:style>
    <style:style style:name="P12" style:family="paragraph" style:parent-style-name="Text_20_body">
      <style:text-properties officeooo:paragraph-rsid="0006c654"/>
    </style:style>
    <style:style style:name="P1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dc56" officeooo:paragraph-rsid="0031dc5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style:font-name="Liberation Serif" fo:font-size="12pt" officeooo:rsid="000552e1" officeooo:paragraph-rsid="00100811" style:font-size-asian="12pt" style:font-size-complex="12pt"/>
    </style:style>
    <style:style style:name="P15" style:family="paragraph" style:parent-style-name="Text_20_body">
      <style:text-properties style:font-name="Liberation Serif" fo:font-size="12pt" officeooo:rsid="0031dc56" officeooo:paragraph-rsid="0031dc56" style:font-size-asian="12pt" style:font-size-complex="12pt"/>
    </style:style>
    <style:style style:name="P16" style:family="paragraph" style:parent-style-name="Text_20_body">
      <style:text-properties style:font-name="Liberation Serif" fo:font-size="12pt" officeooo:rsid="0022d549" officeooo:paragraph-rsid="0022d549" style:font-size-asian="12pt" style:font-size-complex="12pt"/>
    </style:style>
    <style:style style:name="P17" style:family="paragraph" style:parent-style-name="Text_20_body">
      <style:text-properties style:font-name="Liberation Serif" fo:font-size="12pt" officeooo:rsid="00315291" officeooo:paragraph-rsid="00315291" style:font-size-asian="12pt" style:font-size-complex="12pt"/>
    </style:style>
    <style:style style:name="P18" style:family="paragraph" style:parent-style-name="Text_20_body">
      <style:text-properties style:font-name="Liberation Serif" fo:font-size="12pt" officeooo:rsid="00100811" officeooo:paragraph-rsid="00100811" style:font-size-asian="12pt" style:font-size-complex="12pt"/>
    </style:style>
    <style:style style:name="P19" style:family="paragraph" style:parent-style-name="Text_20_body">
      <style:text-properties style:font-name="Liberation Serif" fo:font-size="12pt" officeooo:rsid="0016a333" officeooo:paragraph-rsid="00565b2c" style:font-size-asian="12pt" style:font-size-complex="12pt"/>
    </style:style>
    <style:style style:name="P20" style:family="paragraph" style:parent-style-name="Text_20_body">
      <style:text-properties officeooo:paragraph-rsid="001f8f86"/>
    </style:style>
    <style:style style:name="P21" style:family="paragraph" style:parent-style-name="Text_20_body">
      <style:text-properties officeooo:paragraph-rsid="0041d108"/>
    </style:style>
    <style:style style:name="P22" style:family="paragraph" style:parent-style-name="Text_20_body">
      <style:text-properties officeooo:paragraph-rsid="00479994"/>
    </style:style>
    <style:style style:name="P23" style:family="paragraph" style:parent-style-name="Text_20_body">
      <style:text-properties officeooo:rsid="00451642" officeooo:paragraph-rsid="00451642"/>
    </style:style>
    <style:style style:name="P24" style:family="paragraph" style:parent-style-name="Text_20_body">
      <style:text-properties officeooo:rsid="004a38e8" officeooo:paragraph-rsid="004a38e8"/>
    </style:style>
    <style:style style:name="P25" style:family="paragraph" style:parent-style-name="Text_20_body">
      <style:text-properties officeooo:rsid="00479994" officeooo:paragraph-rsid="00493f9a"/>
    </style:style>
    <style:style style:name="P26" style:family="paragraph" style:parent-style-name="Text_20_body">
      <style:text-properties officeooo:rsid="004e9860" officeooo:paragraph-rsid="004e9860"/>
    </style:style>
    <style:style style:name="P27" style:family="paragraph" style:parent-style-name="Text_20_body">
      <style:text-properties officeooo:rsid="0051ebec" officeooo:paragraph-rsid="00581378"/>
    </style:style>
    <style:style style:name="P28" style:family="paragraph" style:parent-style-name="Text_20_body">
      <style:text-properties officeooo:rsid="00500fdc" officeooo:paragraph-rsid="00500fdc"/>
    </style:style>
    <style:style style:name="P29" style:family="paragraph" style:parent-style-name="Text_20_body">
      <style:text-properties officeooo:paragraph-rsid="006eda30"/>
    </style:style>
    <style:style style:name="P30" style:family="paragraph" style:parent-style-name="Text_20_body">
      <style:text-properties officeooo:rsid="004d33fd" officeooo:paragraph-rsid="004d33f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officeooo:rsid="007eed49" officeooo:paragraph-rsid="007eed49"/>
    </style:style>
    <style:style style:name="P33" style:family="paragraph" style:parent-style-name="Text_20_body">
      <style:text-properties officeooo:rsid="0064b6a7" officeooo:paragraph-rsid="0064b6a7"/>
    </style:style>
    <style:style style:name="P34" style:family="paragraph" style:parent-style-name="Text_20_body">
      <style:text-properties officeooo:paragraph-rsid="0086607f"/>
    </style:style>
    <style:style style:name="P35" style:family="paragraph" style:parent-style-name="Text_20_body">
      <style:text-properties officeooo:paragraph-rsid="008da770"/>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dc56" officeooo:paragraph-rsid="0031dc5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Heading_20_1">
      <style:text-properties officeooo:paragraph-rsid="008afd68"/>
    </style:style>
    <style:style style:name="P39" style:family="paragraph" style:parent-style-name="Heading_20_1">
      <style:text-properties officeooo:paragraph-rsid="000272fe"/>
    </style:style>
    <style:style style:name="P40" style:family="paragraph" style:parent-style-name="Heading_20_2">
      <style:text-properties officeooo:rsid="000552e1" officeooo:paragraph-rsid="000552e1"/>
    </style:style>
    <style:style style:name="P41" style:family="paragraph" style:parent-style-name="Heading_20_2">
      <style:text-properties officeooo:rsid="00500fdc" officeooo:paragraph-rsid="00500fdc"/>
    </style:style>
    <style:style style:name="P42" style:family="paragraph" style:parent-style-name="Heading_20_2">
      <style:text-properties officeooo:rsid="0009afd6" officeooo:paragraph-rsid="0009afd6"/>
    </style:style>
    <style:style style:name="P43" style:family="paragraph" style:parent-style-name="Heading_20_2">
      <style:text-properties officeooo:paragraph-rsid="0093b976"/>
    </style:style>
    <style:style style:name="P44" style:family="paragraph" style:parent-style-name="Heading_20_3">
      <style:text-properties officeooo:paragraph-rsid="0011433a"/>
    </style:style>
    <style:style style:name="P45" style:family="paragraph" style:parent-style-name="Heading_20_4">
      <style:text-properties officeooo:paragraph-rsid="0039d2c8"/>
    </style:style>
    <style:style style:name="P46" style:family="paragraph" style:parent-style-name="Heading_20_5">
      <style:text-properties officeooo:paragraph-rsid="0093b976"/>
    </style:style>
    <style:style style:name="P47" style:family="paragraph" style:parent-style-name="Standard" style:list-style-name="L2">
      <style:text-properties officeooo:paragraph-rsid="0036c9af"/>
    </style:style>
    <style:style style:name="P48" style:family="paragraph" style:parent-style-name="Standard">
      <style:text-properties style:font-name="Open sans" fo:font-size="11pt" officeooo:paragraph-rsid="000272fe" style:font-size-asian="11pt" style:font-size-complex="11pt"/>
    </style:style>
    <style:style style:name="P49" style:family="paragraph" style:parent-style-name="Standard">
      <style:text-properties officeooo:paragraph-rsid="000272fe"/>
    </style:style>
    <style:style style:name="P50" style:family="paragraph" style:parent-style-name="Text_20_body" style:list-style-name="L1">
      <style:text-properties style:font-name="Liberation Serif" fo:font-size="12pt" officeooo:rsid="00100811" officeooo:paragraph-rsid="00100811" style:font-size-asian="12pt" style:font-size-complex="12pt"/>
    </style:style>
    <style:style style:name="P51" style:family="paragraph" style:parent-style-name="Text_20_body" style:list-style-name="L1">
      <style:text-properties style:font-name="Liberation Serif" fo:font-size="12pt" officeooo:rsid="000552e1" officeooo:paragraph-rsid="00100811" style:font-size-asian="12pt" style:font-size-complex="12pt"/>
    </style:style>
    <style:style style:name="P52" style:family="paragraph" style:parent-style-name="Text_20_body" style:list-style-name="L3">
      <style:text-properties officeooo:rsid="00742ade" officeooo:paragraph-rsid="007bf863"/>
    </style:style>
    <style:style style:name="P53" style:family="paragraph" style:parent-style-name="Text_20_body" style:list-style-name="L3">
      <style:text-properties officeooo:rsid="007bf863" officeooo:paragraph-rsid="007bf863"/>
    </style:style>
    <style:style style:name="P54" style:family="paragraph" style:parent-style-name="Text_20_body">
      <style:text-properties style:font-name="Open sans" fo:font-size="11pt" fo:font-weight="normal" officeooo:rsid="000272fe" officeooo:paragraph-rsid="008afd68" style:font-size-asian="11pt" style:font-weight-asian="normal" style:font-size-complex="11pt" style:font-weight-complex="normal"/>
    </style:style>
    <style:style style:name="P55" style:family="paragraph" style:parent-style-name="Text_20_body" style:list-style-name="L4">
      <style:text-properties style:font-name="Open sans" fo:font-size="11pt" style:font-size-asian="11pt" style:font-size-complex="11pt"/>
    </style:style>
    <style:style style:name="P56" style:family="paragraph" style:parent-style-name="Text_20_body" style:list-style-name="L5"/>
    <style:style style:name="P57" style:family="paragraph" style:parent-style-name="Text_20_body">
      <style:text-properties officeooo:rsid="004c3ed0" officeooo:paragraph-rsid="004c3ed0"/>
    </style:style>
    <style:style style:name="P58" style:family="paragraph" style:parent-style-name="Text_20_body">
      <style:text-properties fo:font-weight="normal" officeooo:rsid="00705e3e" officeooo:paragraph-rsid="00705e3e" style:font-weight-asian="normal" style:font-weight-complex="normal"/>
    </style:style>
    <style:style style:name="P59" style:family="paragraph" style:parent-style-name="Text_20_body">
      <style:text-properties officeooo:rsid="0080b89d" officeooo:paragraph-rsid="0080b89d"/>
    </style:style>
    <style:style style:name="P60" style:family="paragraph" style:parent-style-name="Text_20_body" style:list-style-name="L4">
      <style:paragraph-properties fo:margin-top="0in" fo:margin-bottom="0in" loext:contextual-spacing="false"/>
      <style:text-properties style:font-name="Open sans" fo:font-size="11pt" style:font-size-asian="11pt" style:font-size-complex="11pt"/>
    </style:style>
    <style:style style:name="P61" style:family="paragraph" style:parent-style-name="Text_20_body" style:list-style-name="L5">
      <style:paragraph-properties fo:margin-top="0in" fo:margin-bottom="0in" loext:contextual-spacing="false"/>
    </style:style>
    <style:style style:name="T1" style:family="text">
      <style:text-properties officeooo:rsid="000157f1"/>
    </style:style>
    <style:style style:name="T2" style:family="text">
      <style:text-properties officeooo:rsid="00026972"/>
    </style:style>
    <style:style style:name="T3" style:family="text">
      <style:text-properties officeooo:rsid="000272fe"/>
    </style:style>
    <style:style style:name="T4" style:family="text">
      <style:text-properties fo:font-weight="bold" style:font-weight-asian="bold" style:font-weight-complex="bold"/>
    </style:style>
    <style:style style:name="T5" style:family="text">
      <style:text-properties fo:font-weight="bold" officeooo:rsid="0035f985" style:font-weight-asian="bold" style:font-weight-complex="bold"/>
    </style:style>
    <style:style style:name="T6" style:family="text">
      <style:text-properties fo:font-weight="bold" officeooo:rsid="0036c9af" style:font-weight-asian="bold" style:font-weight-complex="bold"/>
    </style:style>
    <style:style style:name="T7" style:family="text">
      <style:text-properties fo:font-weight="bold" officeooo:rsid="00376ea2" style:font-weight-asian="bold" style:font-weight-complex="bold"/>
    </style:style>
    <style:style style:name="T8" style:family="text">
      <style:text-properties fo:font-weight="bold" officeooo:rsid="004bf9e5" style:font-weight-asian="bold" style:font-weight-complex="bold"/>
    </style:style>
    <style:style style:name="T9" style:family="text">
      <style:text-properties fo:font-weight="bold" officeooo:rsid="008a6df6" style:font-weight-asian="bold" style:font-weight-complex="bold"/>
    </style:style>
    <style:style style:name="T10" style:family="text">
      <style:text-properties officeooo:rsid="0006c654"/>
    </style:style>
    <style:style style:name="T11" style:family="text">
      <style:text-properties officeooo:rsid="00089257"/>
    </style:style>
    <style:style style:name="T12" style:family="text">
      <style:text-properties officeooo:rsid="0008afde"/>
    </style:style>
    <style:style style:name="T13" style:family="text">
      <style:text-properties officeooo:rsid="00093b92"/>
    </style:style>
    <style:style style:name="T14" style:family="text">
      <style:text-properties officeooo:rsid="0009afd6"/>
    </style:style>
    <style:style style:name="T15" style:family="text">
      <style:text-properties officeooo:rsid="000b7c02"/>
    </style:style>
    <style:style style:name="T16" style:family="text">
      <style:text-properties fo:color="#46370b" style:font-name="Open sans" fo:font-size="11pt" fo:font-weight="normal" fo:background-color="transparent" loext:char-shading-value="0" style:font-size-asian="11pt" style:font-weight-asian="normal" style:font-size-complex="11pt" style:font-weight-complex="normal"/>
    </style:style>
    <style:style style:name="T17" style:family="text">
      <style:text-properties fo:color="#46370b" style:font-name="Open sans" fo:font-size="11pt" fo:font-weight="bold" fo:background-color="transparent" loext:char-shading-value="0" style:font-size-asian="11pt" style:font-weight-asian="bold" style:font-size-complex="11pt" style:font-weight-complex="bold"/>
    </style:style>
    <style:style style:name="T18" style:family="text">
      <style:text-properties fo:color="#0660a8" style:font-name="Open sans" fo:font-size="11pt" fo:background-color="#f2f2f2" loext:char-shading-value="0" style:font-size-asian="11pt" style:font-size-complex="11pt"/>
    </style:style>
    <style:style style:name="T19" style:family="text">
      <style:text-properties style:font-name="Open sans" fo:font-size="11pt" style:font-size-asian="11pt" style:font-size-complex="11pt"/>
    </style:style>
    <style:style style:name="T20" style:family="text">
      <style:text-properties style:font-name="Open sans" fo:font-size="11pt" officeooo:rsid="000272fe" style:font-size-asian="11pt" style:font-size-complex="11pt"/>
    </style:style>
    <style:style style:name="T21" style:family="text">
      <style:text-properties style:font-name="Open sans" fo:font-size="11pt" officeooo:rsid="000dc06b" style:font-size-asian="11pt" style:font-size-complex="11pt"/>
    </style:style>
    <style:style style:name="T22" style:family="text">
      <style:text-properties style:font-name="Open sans" fo:font-size="11pt" officeooo:rsid="009297f2" style:font-size-asian="11pt" style:font-size-complex="11pt"/>
    </style:style>
    <style:style style:name="T23" style:family="text">
      <style:text-properties style:font-name="Open sans" fo:font-size="11pt" officeooo:rsid="000da998" style:font-size-asian="11pt" style:font-size-complex="11pt"/>
    </style:style>
    <style:style style:name="T24" style:family="text">
      <style:text-properties style:font-name="Open sans" fo:font-size="11pt" fo:font-weight="bold" style:font-size-asian="11pt" style:font-weight-asian="bold" style:font-size-complex="11pt" style:font-weight-complex="bold"/>
    </style:style>
    <style:style style:name="T25" style:family="text">
      <style:text-properties style:font-name="Open sans" fo:font-size="11pt" fo:font-weight="bold" officeooo:rsid="000272fe" style:font-size-asian="11pt" style:font-weight-asian="bold" style:font-size-complex="11pt" style:font-weight-complex="bold"/>
    </style:style>
    <style:style style:name="T26" style:family="text">
      <style:text-properties style:font-name="Open sans" fo:font-size="11pt" fo:font-weight="bold" officeooo:rsid="009297f2" style:font-size-asian="11pt" style:font-weight-asian="bold" style:font-size-complex="11pt" style:font-weight-complex="bold"/>
    </style:style>
    <style:style style:name="T27" style:family="text">
      <style:text-properties style:font-name="Open sans" fo:font-size="11pt" fo:font-weight="bold" officeooo:rsid="008afd68" style:font-size-asian="11pt" style:font-weight-asian="bold" style:font-size-complex="11pt" style:font-weight-complex="bold"/>
    </style:style>
    <style:style style:name="T28" style:family="text">
      <style:text-properties style:font-name="Open sans" fo:font-size="11pt" fo:font-weight="bold" officeooo:rsid="009297f2" style:font-name-asian="Noto Serif CJK SC" style:font-size-asian="11pt" style:font-weight-asian="bold" style:font-name-complex="Lohit Devanagari" style:font-size-complex="11pt" style:font-weight-complex="bold"/>
    </style:style>
    <style:style style:name="T29" style:family="text">
      <style:text-properties style:font-name="Open sans" fo:font-size="11pt" fo:font-weight="normal" style:font-size-asian="11pt" style:font-weight-asian="normal" style:font-size-complex="11pt" style:font-weight-complex="normal"/>
    </style:style>
    <style:style style:name="T30" style:family="text">
      <style:text-properties style:font-name="Open sans" fo:font-size="11pt" fo:font-weight="normal" officeooo:rsid="008afd68" style:font-size-asian="11pt" style:font-weight-asian="normal" style:font-size-complex="11pt" style:font-weight-complex="normal"/>
    </style:style>
    <style:style style:name="T31" style:family="text">
      <style:text-properties style:font-name="Open sans" fo:font-size="11pt" fo:font-weight="normal" officeooo:rsid="000272fe" style:font-size-asian="11pt" style:font-weight-asian="normal" style:font-size-complex="11pt" style:font-weight-complex="normal"/>
    </style:style>
    <style:style style:name="T32" style:family="text">
      <style:text-properties style:font-name="Open sans" fo:font-size="11pt" fo:font-weight="normal" officeooo:rsid="008da770" style:font-size-asian="11pt" style:font-weight-asian="normal" style:font-size-complex="11pt" style:font-weight-complex="normal"/>
    </style:style>
    <style:style style:name="T33" style:family="text">
      <style:text-properties style:font-name="Open sans" fo:font-size="11pt" fo:font-weight="normal" officeooo:rsid="008ee378" style:font-size-asian="11pt" style:font-weight-asian="normal" style:font-size-complex="11pt" style:font-weight-complex="normal"/>
    </style:style>
    <style:style style:name="T34" style:family="text">
      <style:text-properties style:font-name="Open sans" fo:font-size="11pt" fo:font-weight="normal" officeooo:rsid="009297f2" style:font-size-asian="11pt" style:font-weight-asian="normal" style:font-size-complex="11pt" style:font-weight-complex="normal"/>
    </style:style>
    <style:style style:name="T35" style:family="text">
      <style:text-properties style:font-name="Open sans" fo:font-size="11pt" fo:font-weight="normal" officeooo:rsid="000da998" style:font-size-asian="11pt" style:font-weight-asian="normal" style:font-size-complex="11pt" style:font-weight-complex="normal"/>
    </style:style>
    <style:style style:name="T36" style:family="text">
      <style:text-properties style:font-name="Open sans" fo:font-size="11pt" fo:font-weight="normal" officeooo:rsid="009297f2" style:font-name-asian="Noto Serif CJK SC" style:font-size-asian="11pt" style:font-weight-asian="normal" style:font-name-complex="Lohit Devanagari" style:font-size-complex="11pt" style:font-weight-complex="normal"/>
    </style:style>
    <style:style style:name="T37" style:family="text">
      <style:text-properties officeooo:rsid="000da998"/>
    </style:style>
    <style:style style:name="T38" style:family="text">
      <style:text-properties officeooo:rsid="00100811"/>
    </style:style>
    <style:style style:name="T39" style:family="text">
      <style:text-properties officeooo:rsid="0011433a"/>
    </style:style>
    <style:style style:name="T40" style:family="text">
      <style:text-properties officeooo:rsid="00138ec1"/>
    </style:style>
    <style:style style:name="T41" style:family="text">
      <style:text-properties officeooo:rsid="00285e08"/>
    </style:style>
    <style:style style:name="T42" style:family="text">
      <style:text-properties officeooo:rsid="0028881f"/>
    </style:style>
    <style:style style:name="T43" style:family="text">
      <style:text-properties officeooo:rsid="0029116b"/>
    </style:style>
    <style:style style:name="T44" style:family="text">
      <style:text-properties officeooo:rsid="0031dc56"/>
    </style:style>
    <style:style style:name="T45" style:family="text">
      <style:text-properties style:font-name="Liberation Serif" fo:font-size="12pt" officeooo:rsid="002c8c17" style:font-size-asian="12pt" style:font-size-complex="12pt"/>
    </style:style>
    <style:style style:name="T46" style:family="text">
      <style:text-properties style:font-name="Liberation Serif" fo:font-size="12pt" officeooo:rsid="0024e9eb" style:font-size-asian="12pt" style:font-size-complex="12pt"/>
    </style:style>
    <style:style style:name="T47" style:family="text">
      <style:text-properties style:font-name="Liberation Serif" fo:font-size="12pt" officeooo:rsid="00266f4c" style:font-size-asian="12pt" style:font-size-complex="12pt"/>
    </style:style>
    <style:style style:name="T48" style:family="text">
      <style:text-properties style:font-name="Liberation Serif" fo:font-size="12pt" officeooo:rsid="002ca207" style:font-size-asian="12pt" style:font-size-complex="12pt"/>
    </style:style>
    <style:style style:name="T49" style:family="text">
      <style:text-properties style:font-name="Liberation Serif" fo:font-size="12pt" officeooo:rsid="0006c654" style:font-size-asian="12pt" style:font-size-complex="12pt"/>
    </style:style>
    <style:style style:name="T50" style:family="text">
      <style:text-properties style:font-name="Liberation Serif" fo:font-size="12pt" officeooo:rsid="002f90c7" style:font-size-asian="12pt" style:font-size-complex="12pt"/>
    </style:style>
    <style:style style:name="T51" style:family="text">
      <style:text-properties style:font-name="Liberation Serif" fo:font-size="12pt" officeooo:rsid="000552e1" style:font-size-asian="12pt" style:font-size-complex="12pt"/>
    </style:style>
    <style:style style:name="T52" style:family="text">
      <style:text-properties style:font-name="Liberation Serif" fo:font-size="12pt" officeooo:rsid="00552906" style:font-size-asian="12pt" style:font-size-complex="12pt"/>
    </style:style>
    <style:style style:name="T53" style:family="text">
      <style:text-properties style:font-name="Liberation Serif" fo:font-size="12pt" officeooo:rsid="0084e4fe" style:font-size-asian="12pt" style:font-size-complex="12pt"/>
    </style:style>
    <style:style style:name="T54" style:family="text">
      <style:text-properties style:font-name="Liberation Serif" fo:font-size="12pt" officeooo:rsid="0021402a" style:font-size-asian="12pt" style:font-size-complex="12pt"/>
    </style:style>
    <style:style style:name="T55" style:family="text">
      <style:text-properties style:font-name="Liberation Serif" fo:font-size="12pt" officeooo:rsid="00873818" style:font-size-asian="12pt" style:font-size-complex="12pt"/>
    </style:style>
    <style:style style:name="T56" style:family="text">
      <style:text-properties style:font-name="Liberation Serif" fo:font-size="12pt" fo:font-weight="normal" officeooo:rsid="0020dda3" style:font-size-asian="12pt" style:font-weight-asian="normal" style:font-size-complex="12pt" style:font-weight-complex="normal"/>
    </style:style>
    <style:style style:name="T57" style:family="text">
      <style:text-properties style:font-name="Liberation Serif" fo:font-size="12pt" fo:font-weight="normal" officeooo:rsid="00345c01" style:font-size-asian="12pt" style:font-weight-asian="normal" style:font-size-complex="12pt" style:font-weight-complex="normal"/>
    </style:style>
    <style:style style:name="T58" style:family="text">
      <style:text-properties style:font-name="Liberation Serif" fo:font-size="12pt" fo:font-weight="normal" officeooo:rsid="001f8f86" style:font-size-asian="12pt" style:font-weight-asian="normal" style:font-size-complex="12pt" style:font-weight-complex="normal"/>
    </style:style>
    <style:style style:name="T59" style:family="text">
      <style:text-properties style:font-name="Liberation Serif" fo:font-size="12pt" fo:font-style="italic" officeooo:rsid="0084e4fe" style:font-size-asian="12pt" style:font-style-asian="italic" style:font-size-complex="12pt" style:font-style-complex="italic"/>
    </style:style>
    <style:style style:name="T60" style:family="text">
      <style:text-properties style:font-name="Liberation Serif" fo:font-size="12pt" fo:font-style="italic" fo:font-weight="bold" officeooo:rsid="0084e4fe" style:font-size-asian="12pt" style:font-style-asian="italic" style:font-weight-asian="bold" style:font-size-complex="12pt" style:font-style-complex="italic" style:font-weight-complex="bold"/>
    </style:style>
    <style:style style:name="T61" style:family="text">
      <style:text-properties style:font-name="Liberation Serif" fo:font-weight="bold" officeooo:rsid="000552e1" style:font-weight-asian="bold" style:font-weight-complex="bold"/>
    </style:style>
    <style:style style:name="T62" style:family="text">
      <style:text-properties style:font-name="Liberation Serif" fo:font-weight="bold" officeooo:rsid="003ae1eb" style:font-weight-asian="bold" style:font-weight-complex="bold"/>
    </style:style>
    <style:style style:name="T63" style:family="text">
      <style:text-properties style:font-name="Liberation Serif" officeooo:rsid="0017c2a7"/>
    </style:style>
    <style:style style:name="T64" style:family="text">
      <style:text-properties style:font-name="Liberation Serif" officeooo:rsid="0039d2c8"/>
    </style:style>
    <style:style style:name="T65" style:family="text">
      <style:text-properties style:font-name="Liberation Serif" officeooo:rsid="001730b6"/>
    </style:style>
    <style:style style:name="T66" style:family="text">
      <style:text-properties style:font-name="Liberation Serif" officeooo:rsid="003ae1eb"/>
    </style:style>
    <style:style style:name="T67" style:family="text">
      <style:text-properties officeooo:rsid="000a1510"/>
    </style:style>
    <style:style style:name="T68" style:family="text">
      <style:text-properties officeooo:rsid="00155b51"/>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03f7667"/>
    </style:style>
    <style:style style:name="T71" style:family="text">
      <style:text-properties officeooo:rsid="0041d108"/>
    </style:style>
    <style:style style:name="T72" style:family="text">
      <style:text-properties officeooo:rsid="004617a8"/>
    </style:style>
    <style:style style:name="T73" style:family="text">
      <style:text-properties officeooo:rsid="00479994"/>
    </style:style>
    <style:style style:name="T74" style:family="text">
      <style:text-properties officeooo:rsid="004bf9e5"/>
    </style:style>
    <style:style style:name="T75" style:family="text">
      <style:text-properties officeooo:rsid="00500fdc"/>
    </style:style>
    <style:style style:name="T76" style:family="text">
      <style:text-properties officeooo:rsid="0051ebec"/>
    </style:style>
    <style:style style:name="T77" style:family="text">
      <style:text-properties fo:font-weight="normal" style:font-weight-asian="normal" style:font-weight-complex="normal"/>
    </style:style>
    <style:style style:name="T78" style:family="text">
      <style:text-properties fo:font-weight="normal" officeooo:rsid="004bf9e5" style:font-weight-asian="normal" style:font-weight-complex="normal"/>
    </style:style>
    <style:style style:name="T79" style:family="text">
      <style:text-properties fo:font-weight="normal" officeooo:rsid="005301f4" style:font-weight-asian="normal" style:font-weight-complex="normal"/>
    </style:style>
    <style:style style:name="T80" style:family="text">
      <style:text-properties fo:font-weight="normal" officeooo:rsid="0071bc2e" style:font-weight-asian="normal" style:font-weight-complex="normal"/>
    </style:style>
    <style:style style:name="T81" style:family="text">
      <style:text-properties officeooo:rsid="0055505e"/>
    </style:style>
    <style:style style:name="T82" style:family="text">
      <style:text-properties officeooo:rsid="00565b2c"/>
    </style:style>
    <style:style style:name="T83" style:family="text">
      <style:text-properties officeooo:rsid="005753bc"/>
    </style:style>
    <style:style style:name="T84" style:family="text">
      <style:text-properties officeooo:rsid="0057c8c9"/>
    </style:style>
    <style:style style:name="T85" style:family="text">
      <style:text-properties officeooo:rsid="00581378"/>
    </style:style>
    <style:style style:name="T86" style:family="text">
      <style:text-properties officeooo:rsid="005fcd57"/>
    </style:style>
    <style:style style:name="T87" style:family="text">
      <style:text-properties officeooo:rsid="006785c2"/>
    </style:style>
    <style:style style:name="T88" style:family="text">
      <style:text-properties officeooo:rsid="006951ab"/>
    </style:style>
    <style:style style:name="T89" style:family="text">
      <style:text-properties fo:font-style="normal" style:font-style-asian="normal" style:font-style-complex="normal"/>
    </style:style>
    <style:style style:name="T90" style:family="text">
      <style:text-properties officeooo:rsid="006c4e00"/>
    </style:style>
    <style:style style:name="T91" style:family="text">
      <style:text-properties officeooo:rsid="006cdd40"/>
    </style:style>
    <style:style style:name="T92" style:family="text">
      <style:text-properties officeooo:rsid="006d25a6"/>
    </style:style>
    <style:style style:name="T93" style:family="text">
      <style:text-properties officeooo:rsid="006e6bf9"/>
    </style:style>
    <style:style style:name="T94" style:family="text">
      <style:text-properties officeooo:rsid="006eda30"/>
    </style:style>
    <style:style style:name="T95" style:family="text">
      <style:text-properties officeooo:rsid="0075a354"/>
    </style:style>
    <style:style style:name="T96" style:family="text">
      <style:text-properties officeooo:rsid="007db7ac"/>
    </style:style>
    <style:style style:name="T97" style:family="text">
      <style:text-properties officeooo:rsid="007eed49"/>
    </style:style>
    <style:style style:name="T98" style:family="text">
      <style:text-properties officeooo:rsid="0082784e"/>
    </style:style>
    <style:style style:name="T99" style:family="text">
      <style:text-properties officeooo:rsid="00835eb7"/>
    </style:style>
    <style:style style:name="T100" style:family="text">
      <style:text-properties officeooo:rsid="00841573"/>
    </style:style>
    <style:style style:name="T101" style:family="text">
      <style:text-properties officeooo:rsid="0084605d"/>
    </style:style>
    <style:style style:name="T102" style:family="text">
      <style:text-properties officeooo:rsid="009297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2">Behrmans</text:h>
      <text:h text:style-name="Heading_20_4" text:outline-level="4">Fritz/<text:span text:style-name="T101">Friedrich/Frederick</text:span> Behrman/Beerman</text:h>
      <text:p text:style-name="P14"><text:span text:style-name="T42">The </text:span>Fritz Behrman/Beerman <text:span text:style-name="T44">(in my Gottlieb Krueckeberg tree)</text:span> <text:span text:style-name="T10">may </text:span>be the uncle of Heinrich “Henry” Behrman born in <text:span text:style-name="T10">1</text:span>830. <text:span text:style-name="T43">They both arrived on the same ship. Fritz was about 53 when he arrived. The O Thijen passenger manifest lists Christine age 37 as “His Wife”. The children are:</text:span></text:p>
      <table:table table:name="Table1" table:style-name="Table1">
        <table:table-column table:style-name="Table1.A"/>
        <table:table-column table:style-name="Table1.B"/>
        <table:table-row>
          <table:table-cell table:style-name="Table1.A1" office:value-type="string">
            <text:p text:style-name="P13">Wilhelmine (although the word “daughter” is gone due to age)</text:p>
          </table:table-cell>
          <table:table-cell table:style-name="Table1.B1" office:value-type="string">
            <text:p text:style-name="P36">?</text:p>
          </table:table-cell>
        </table:table-row>
        <table:table-row>
          <table:table-cell table:style-name="Table1.A2" office:value-type="string">
            <text:p text:style-name="P37">Justine</text:p>
          </table:table-cell>
          <table:table-cell table:style-name="Table1.B2" office:value-type="string">
            <text:p text:style-name="P37">14</text:p>
          </table:table-cell>
        </table:table-row>
        <table:table-row>
          <table:table-cell table:style-name="Table1.A2" office:value-type="string">
            <text:p text:style-name="P37">Caroline</text:p>
          </table:table-cell>
          <table:table-cell table:style-name="Table1.B2" office:value-type="string">
            <text:p text:style-name="P37">11</text:p>
          </table:table-cell>
        </table:table-row>
        <table:table-row>
          <table:table-cell table:style-name="Table1.A2" office:value-type="string">
            <text:p text:style-name="P37">Christine?</text:p>
          </table:table-cell>
          <table:table-cell table:style-name="Table1.B2" office:value-type="string">
            <text:p text:style-name="P37">9</text:p>
          </table:table-cell>
        </table:table-row>
        <table:table-row>
          <table:table-cell table:style-name="Table1.A2" office:value-type="string">
            <text:p text:style-name="P37">Fredericke</text:p>
          </table:table-cell>
          <table:table-cell table:style-name="Table1.B2" office:value-type="string">
            <text:p text:style-name="P37">7</text:p>
          </table:table-cell>
        </table:table-row>
        <table:table-row>
          <table:table-cell table:style-name="Table1.A2" office:value-type="string">
            <text:p text:style-name="P37">Frederick</text:p>
          </table:table-cell>
          <table:table-cell table:style-name="Table1.B2" office:value-type="string">
            <text:p text:style-name="P37">3</text:p>
          </table:table-cell>
        </table:table-row>
      </table:table>
      <text:p text:style-name="P15"/>
      <text:p text:style-name="P34"><text:a xlink:type="simple" xlink:href="https://www.ancestry.com/family-tree/person/tree/55218331/person/13785355214/facts" text:style-name="Internet_20_link" text:visited-style-name="Visited_20_Internet_20_Link"><text:span text:style-name="T54">Friedrich "Fritz" Ludwig Beerman</text:span></text:a><text:span text:style-name="T54"> </text:span><text:span text:style-name="T45">and his </text:span><text:span text:style-name="T52">prospective</text:span><text:span text:style-name="T45"> nephew, <text:s/></text:span><text:a xlink:type="simple" xlink:href="https://www.ancestry.com/family-tree/person/tree/55218331/person/13864943525/facts" text:style-name="Internet_20_link" text:visited-style-name="Visited_20_Internet_20_Link"><text:span text:style-name="T45">Heinrich Friedrich August Bearman</text:span></text:a><text:span text:style-name="T45"> (17 Apr 1830 to 20 Jul 1904), are </text:span><text:span text:style-name="T55">both </text:span><text:span text:style-name="T45">in t</text:span><text:span text:style-name="T54">he </text:span><text:a xlink:type="simple" xlink:href="https://www.ancestry.com/family-tree/tree/55218331/family?fpid=13785355214&amp;usePUBJs=true" text:style-name="Internet_20_link" text:visited-style-name="Visited_20_Internet_20_Link"><text:span text:style-name="T46">Beerman Family Tree</text:span></text:a><text:span text:style-name="T46"> of Paulette Beerman</text:span><text:span text:style-name="T54">. </text:span><text:span text:style-name="T53">In the </text:span><text:span text:style-name="T47">The </text:span><text:a xlink:type="simple" xlink:href="https://www.ancestry.com/family-tree/tree/55218331/family?fpid=13785355214&amp;usePUBJs=true" text:style-name="Internet_20_link" text:visited-style-name="Visited_20_Internet_20_Link"><text:span text:style-name="T46">Beerman Family Tree</text:span></text:a><text:span text:style-name="T46"> </text:span><text:span text:style-name="T53">lists his death as 1875 and cites a transcription of </text:span><text:span text:style-name="T59">St. Paul Lutheran Church records: </text:span><text:span text:style-name="T60">Baermann</text:span><text:span text:style-name="T59">. Friedrich D. March 31, 1875. Service April 2,1875</text:span><text:span text:style-name="T54">. </text:span></text:p>
      <text:p text:style-name="P34"><text:span text:style-name="T48">Fritz’s wife evidently is the </text:span><text:a xlink:type="simple" xlink:href="https://www.ancestry.com/family-tree/person/tree/74444512/person/34301139174/facts" text:style-name="Internet_20_link" text:visited-style-name="Visited_20_Internet_20_Link"><text:span text:style-name="T48">Hanne Dorothee Justine Wilhelmine Schäfter</text:span></text:a><text:span text:style-name="T48"> in the S. Niemeyer Family Tree.</text:span></text:p>
      <text:p text:style-name="P16">“Fred Berman Buchfind”, <text:span text:style-name="T81">of </text:span>Allen Co, IN, in the 1860 <text:span text:style-name="T41">c</text:span>ensus, is evidently Fritz Behrman/Beerman. Three or so children, but no wife, are listed, too. <text:span text:style-name="T41">One daughter—apparently Christine--apparently lives with the neighbor listed immediately after Friederich/Fritz on the census.</text:span></text:p>
      <text:p text:style-name="P17">See the excepted article about Henry Beerman in ~/G/SecondarySources/Books/BeermanHenry-born-28-Feb-1853.odt.</text:p>
      <text:p text:style-name="P18"><text:span text:style-name="T40">Questions to answer</text:span>: </text:p>
      <text:list xml:id="list2215399609" text:style-name="L1">
        <text:list-item>
          <text:p text:style-name="P50">Confirm whether he did arrive on the same ship as Fritz Behrman. </text:p>
        </text:list-item>
        <text:list-item>
          <text:p text:style-name="P51"><text:span text:style-name="T38">Was </text:span>Fritz <text:span text:style-name="T38">Behrman from </text:span>the same city as Heinrich? </text:p>
        </text:list-item>
        <text:list-item>
          <text:p text:style-name="P51"><text:span text:style-name="T38">Where did </text:span>he s<text:span text:style-name="T38">e</text:span>ttle <text:span text:style-name="T38">in Allen County?</text:span></text:p>
        </text:list-item>
      </text:list>
      <text:p text:style-name="P14"/>
      <text:h text:style-name="Heading_20_4" text:outline-level="4">Heinrich “Henry” Behrman</text:h>
      <text:p text:style-name="P12"><text:span text:style-name="T49">Heinrich “Henry” Behrman’s son Frederick, born in 1852, died in 1942. There is an obituary for Frederick Bearman that appear in the Fort Wayne paper(s) on May 15, 1942. </text:span><text:span text:style-name="T50">If you enter that date at </text:span><text:a xlink:type="simple" xlink:href="http://friendsofallencounty.org/search_obits1900.php" text:style-name="Internet_20_link" text:visited-style-name="Visited_20_Internet_20_Link"><text:span text:style-name="T49">http://friendsofallencounty.org/search_obits1900.php</text:span></text:a><text:span text:style-name="T49">, </text:span><text:span text:style-name="T50">it will return a hit.</text:span></text:p>
      <text:h text:style-name="P45" text:outline-level="4"><text:soft-page-break/>Henry Beerman <text:span text:style-name="T82">1898 Wayne Twp, Allen Co, Indiana</text:span></text:h>
      <text:p text:style-name="P19"><text:span text:style-name="T82">The</text:span><text:span text:style-name="T64"> </text:span><text:span text:style-name="T61">H. Beerman</text:span><text:span text:style-name="T51"> </text:span><text:span text:style-name="T65">listed </text:span><text:span text:style-name="T51">on the </text:span><text:span text:style-name="T65">P</text:span><text:span text:style-name="T51">lat </text:span><text:span text:style-name="T65">map </text:span><text:span text:style-name="T51">of </text:span><text:span text:style-name="T65">1898, of Wayne</text:span><text:span text:style-name="T51"> Twp, </text:span><text:span text:style-name="T82">Allen Co, Indiana, living in</text:span><text:span text:style-name="T51"> the SE corner of Section 6 </text:span><text:span text:style-name="T82">is, a</text:span><text:span text:style-name="T64">ccording to the biographical sketch </text:span><text:span text:style-name="T82">of Henry Beerman </text:span><text:span text:style-name="T64">in </text:span><text:a xlink:type="simple" xlink:href="https://www.familysearch.org/library/books/records/item/142390-history-of-the-maumee-river-basin-from-the-earliest-account-to-its-organization-into-counties-v-3?viewer=1&amp;offset=0#page=1&amp;viewer=picture&amp;o=info&amp;n=0&amp;q=" text:style-name="Internet_20_link" text:visited-style-name="Visited_20_Internet_20_Link"><text:span text:style-name="T63">History of the </text:span></text:a><text:a xlink:type="simple" xlink:href="https://www.familysearch.org/library/books/records/item/142390-history-of-the-maumee-river-basin-from-the-earliest-account-to-its-organization-into-counties-v-3?viewer=1&amp;offset=0#page=1&amp;viewer=picture&amp;o=info&amp;n=0&amp;q=" text:style-name="Internet_20_link" text:visited-style-name="Visited_20_Internet_20_Link"><text:span text:style-name="T63">Maumee River basin from the earliest account to its organization into counties, Volume </text:span></text:a><text:a xlink:type="simple" xlink:href="https://www.familysearch.org/library/books/records/item/142390-history-of-the-maumee-river-basin-from-the-earliest-account-to-its-organization-into-counties-v-3?viewer=1&amp;offset=0#page=1&amp;viewer=picture&amp;o=info&amp;n=0&amp;q=" text:style-name="Internet_20_link" text:visited-style-name="Visited_20_Internet_20_Link"><text:span text:style-name="T70">3</text:span></text:a><text:span text:style-name="T64">, pp 299-301, </text:span><text:span text:style-name="T66">the </text:span><text:span text:style-name="T82">son of Frederick/Fritz Behrman/Beerman and Christine Folke, who died in 1875. He was </text:span><text:span text:style-name="T64">born </text:span><text:span text:style-name="T82">on </text:span><text:span text:style-name="T64">Februar</text:span><text:span text:style-name="T66">y</text:span><text:span text:style-name="T64"> 28, 1853. </text:span><text:span text:style-name="T83">This source</text:span><text:span text:style-name="T66"> explains that Henry Beerman “...is one of the successful farmers of </text:span><text:span text:style-name="T62">Wayne township</text:span><text:span text:style-name="T66">, his well improved homestead being situated in </text:span><text:span text:style-name="T62">section 6</text:span><text:span text:style-name="T66">, three and a half miles distant from the city of Fort Wayne.”</text:span></text:p>
      <text:p text:style-name="P20"><text:span text:style-name="T57">Volume 2 is</text:span><text:span text:style-name="T58"> available </text:span><text:span text:style-name="T56">on Familysearch.org, where it can be </text:span><text:a xlink:type="simple" xlink:href="https://www.familysearch.org/library/books/records/item/142390-history-of-the-maumee-river-basin-from-the-earliest-account-to-its-organization-into-counties-v-3?viewer=1&amp;offset=0#page=1&amp;viewer=picture&amp;o=info&amp;n=0&amp;q=" text:style-name="Internet_20_link" text:visited-style-name="Visited_20_Internet_20_Link"><text:span text:style-name="T56">viewed</text:span></text:a><text:span text:style-name="T56">, and </text:span><text:span text:style-name="T58">at </text:span><text:a xlink:type="simple" xlink:href="https://archive.org/details/historyofmaumeer00sloc/page/n6" text:style-name="Internet_20_link" text:visited-style-name="Visited_20_Internet_20_Link"><text:span text:style-name="T58">archive.org</text:span></text:a><text:span text:style-name="T58">. </text:span><text:span text:style-name="T57">The article reads:</text:span></text:p>
      <text:p text:style-name="P6">HENRY BEERMAN. </text:p>
      <text:p text:style-name="P6"/>
      <text:p text:style-name="P6">...is one of the successful farmers of <text:span text:style-name="T4">Wayne township</text:span>, his well improved homestead being situated in <text:span text:style-name="T4">section 6</text:span>, three and a half miles distant from the city of Fort Wayne. </text:p>
      <text:p text:style-name="P6"/>
      <text:p text:style-name="P7">Mr. Beerman was <text:span text:style-name="T4">born in</text:span> the city of <text:span text:style-name="T4">Glesse, in Darmstadt, Germany</text:span>, on the <text:span text:style-name="T4">28th of February, 1853</text:span>, and is a <text:span text:style-name="T4">son of Frederick and Christina (Folke) Beerman</text:span>, both of whom were bo<text:span text:style-name="T67">rn</text:span> in that same section of the German empire, where the father devoted his attention to agricultural pursuits until 1855, when he immigrated with his family to America, coming forthwith to Indiana, where <text:span text:style-name="T4">a few years afterward his </text:span><text:span text:style-name="T5">[Frederick’s] </text:span><text:span text:style-name="T4">cherished wife died.</text:span> He later came to Fort Wayne, and here passed the closing years of his life retired from active business, his <text:span text:style-name="T4">death occurring in 1875</text:span>. He was a Democrat in politics and both he and his wife were devoted members of the Lutheran church. Concerning <text:span text:style-name="T4">their children </text:span><text:span text:style-name="T5">[Frederick and Christine]</text:span>, we incorporate a brief record, as follows:</text:p>
      <text:p text:style-name="P7"/>
      <text:list xml:id="list1478793274" text:style-name="L2">
        <text:list-item>
          <text:p text:style-name="P47"><text:span text:style-name="T4">Wilhelmina became the wife of Charles Pape</text:span> and <text:span text:style-name="T4">her death occurred in Fort Wayne</text:span></text:p>
        </text:list-item>
        <text:list-item>
          <text:p text:style-name="P47"><text:span text:style-name="T4">Justina</text:span>, who <text:span text:style-name="T4">likewise is deceased</text:span>, was the <text:span text:style-name="T4">wife of Gottlieb Cramer</text:span></text:p>
        </text:list-item>
        <text:list-item>
          <text:p text:style-name="P47"><text:span text:style-name="T4">Caroline</text:span> is a <text:span text:style-name="T4">widow</text:span> and <text:span text:style-name="T4">resides in Fort Wayne</text:span></text:p>
        </text:list-item>
        <text:list-item>
          <text:p text:style-name="P47"><text:span text:style-name="T4">Johanna</text:span>, who <text:span text:style-name="T4">was the wife of William Heine</text:span>, of the same city, is <text:span text:style-name="T4">deceased</text:span></text:p>
        </text:list-item>
        <text:list-item>
          <text:p text:style-name="P47"><text:span text:style-name="T6">F</text:span><text:span text:style-name="T4">rederika</text:span> is the <text:span text:style-name="T4">wife of Henry Shafer</text:span>, of <text:span text:style-name="T4">Fort Wayne</text:span></text:p>
        </text:list-item>
        <text:list-item>
          <text:p text:style-name="P47"><text:span text:style-name="T4">Frederick</text:span> is identified with the lumber business in this city</text:p>
        </text:list-item>
        <text:list-item>
          <text:p text:style-name="P47"><text:span text:style-name="T4">Henry </text:span>is the immediate subject of this sketch. </text:p>
        </text:list-item>
      </text:list>
      <text:p text:style-name="P6"/>
      <text:p text:style-name="P6"><text:span text:style-name="T4">Henry Beerman</text:span> was a child of about one year at the time of the family immigration to the United States, and as he was deprived of a mother's care while a child <text:span text:style-name="T4">he was reared principally in the </text:span></text:p>
      <text:p text:style-name="P6"><text:span text:style-name="T4">home of his eldest sister, Mrs. Pape</text:span>, while he attended both German and English schools in a somewhat limited way during his boyhood years, while he early began to work out at such employment </text:p>
      <text:p text:style-name="P6">as he could secure, thus providing for his own maintenance, while he kept a definite aim in view, — that of gaining a position of independence and one in which he might personally secure the maximum </text:p>
      <text:p text:style-name="P6">returns from his efforts. <text:span text:style-name="T4">In 1874, shortly after attaining to his legal majority, Mr. Beerman took unto himself a wife and established a home of his own</text:span>, while from the beginning of his married career to the present time he has had the loving aid and co-operation of his devoted wife, to whose influence he ascribes no small part of the marked success which has crowned his efforts. <text:span text:style-name="T4">For eleven years after his marriage Mr. Beerman was an employe</text:span><text:span text:style-name="T7">e</text:span><text:span text:style-name="T4"> of the Globe restaurant</text:span>, one of the leading places of the sort in Fort Wayne, and within this period he carefully conserved his resources and thus became justified in <text:span text:style-name="T4">purchasing a farm property for a home, </text:span><text:span text:style-name="T69">buying forty acres of his present place</text:span><text:span text:style-name="T4">, and later purchasing an </text:span><text:span text:style-name="T69">adjoining forty acres</text:span>. The land was only partially reclaimed and was rough </text:p>
      <text:p text:style-name="P6"><text:soft-page-break/>and stony, but its appearance today indicates the model farm and gives assurance of the expenditure of well directed labor. Mr. Beerman has erected excellent buildings, including a commodious and </text:p>
      <text:p text:style-name="P6">attractive residence, and has put all parts of the farm into good order and thus maintained them, while he has consequently become known as a progressive and energetic business man and one of ex- </text:p>
      <text:p text:style-name="P6">cellent judgment. He has made the various departments of his farm enterprise profitable and is well satisfied to number himself among the sturdy husbandmen of the nation. He devotes no little atten- </text:p>
      <text:p text:style-name="P6">tion to the raising of small fruits and also to market gardening, <text:span text:style-name="T68">w</text:span>hile he also has built up a successful dairy business, selling milk in Fort Wayne, while he raises sufficient live stock to properly com- </text:p>
      <text:p text:style-name="P6">plement the other phases of his farming industry. In the past years he has done a very considerable amount of teaming, and for three years gave most effective service as superintendent of county roads </text:p>
      <text:p text:style-name="P6">in his section, while for several years he was a valued <text:span text:style-name="T4">member of the board of school directors of his township</text:span>, taking a lively interest in all that makes for the material, moral and civic well-being of the community. In politics he gives his allegiance to the Republican party, and <text:span text:style-name="T4">on March </text:span><text:span text:style-name="T6">1</text:span><text:span text:style-name="T4">, 1905, he was appointed deputy assessor of Wayne township</text:span>. Both he and his wife are zealous members of the Lutheran church, while to them is accorded the unqualified esteem of the community in which they have so long made their home. </text:p>
      <text:p text:style-name="P6"/>
      <text:p text:style-name="P6">In the year <text:span text:style-name="T4">1874 was solemnized the marriage of Mr. Beerman to Miss Johanna Ruehl, who was born at Frankfort-on-the-Main, Germany, being a daughter of Christian P. and Rosanna Helena (Gallar) Ruehl</text:span>, the former of whom died in the fatherland, while the latter now resides in Frankfort, being well preserved in mind and body, though of venerable age. In conclusion of this brief sketch we enter a record concerning the <text:span text:style-name="T4">children of Mr. and Mrs. Beerman</text:span>: John Edward, who married Miss Ellen Connor, resides in Fort Wayne, from which city he is carrier on one of the principal rural mail delivery routes; Rosina Helen is the wife of Robert C. Work, of Wayne township, where he is a successful farmer ; William F. H. is unmarried and is associated with his father in the management of the home farm, while his twin sister, Caroline L., is employed as stenographer in the office of the Western Hay and Grain Company, in Fort Wayne; Charles G. is a prosperous blacksmith in Fort Wayne; Harry A., who remains at home, is a member of the class of 1905 in the Fort Wayne high school, and Walter is </text:p>
      <text:p text:style-name="P6">a member of the class of 1909 in the same school.</text:p>
      <text:p text:style-name="P8"/>
      <text:h text:style-name="Heading_20_2" text:outline-level="2">Johanna Magdalena Rühl 1849–1929</text:h>
      <text:p text:style-name="P21"><text:span text:style-name="T71">She was the wife of Henry Beerman. This spelling of her name and these facts of her birth and death, <text:s/>of 1</text:span>5 J<text:span text:style-name="T71">an</text:span>1849 <text:s/>Frankfurt, Frankfurt am Main, Hessen, Germany, <text:span text:style-name="T71">and </text:span>1 F<text:span text:style-name="T71">eb</text:span> 1929 <text:s/>Fort Wayne, Allen, Indiana, <text:span text:style-name="T71">I found on the </text:span><text:a xlink:type="simple" xlink:href="https://www.ancestry.com/family-tree/person/tree/404675/person/24877491150/facts" text:style-name="Internet_20_link" text:visited-style-name="Visited_20_Internet_20_Link"><text:span text:style-name="T71">Beuchel</text:span></text:a><text:span text:style-name="T71"> family tree on Ancestry.</text:span></text:p>
      <text:p text:style-name="P21"><text:span text:style-name="T71">TODO: The </text:span><text:a xlink:type="simple" xlink:href="https://www.ancestry.com/family-tree/person/tree/404675/person/24877491150/facts" text:style-name="Internet_20_link" text:visited-style-name="Visited_20_Internet_20_Link"><text:span text:style-name="T71">Beuchel tree</text:span></text:a><text:span text:style-name="T71"> references “</text:span>Rhineland, Prussia, Lutheran Baptisms, Marriages, and Burials, 1533-1950” <text:span text:style-name="T72">for the birth date of Johann Magdalen Rühl: </text:span><text:a xlink:type="simple" xlink:href="https://search.ancestry.com/cgi-bin/sse.dll?viewrecord=1&amp;r=an&amp;db=GLutheranRheinland&amp;indiv=try&amp;h=150844179" text:style-name="Internet_20_link" text:visited-style-name="Visited_20_Internet_20_Link"><text:span text:style-name="T72">https://search.ancestry.com/cgi-bin/sse.dll?viewrecord=1&amp;r=an&amp;db=GLutheranRheinland&amp;indiv=try&amp;h=150844179</text:span></text:a><text:span text:style-name="T72">.</text:span></text:p>
      <text:p text:style-name="P21"/>
      <text:h text:style-name="P41" text:outline-level="2">TODOES</text:h>
      <text:h text:style-name="Heading_20_3" text:outline-level="3">Other Trees with Behrman/Beerman <text:span text:style-name="T84">Clues</text:span></text:h>
      <text:p text:style-name="Text_20_body"/>
      <text:p text:style-name="P22"><text:soft-page-break/><text:a xlink:type="simple" xlink:href="https://www.ancestry.com/family-tree/tree/55218331/family?cfpid=13785355214" text:style-name="Internet_20_link" text:visited-style-name="Visited_20_Internet_20_Link"><text:span text:style-name="T73">Beerman Family Tree</text:span></text:a></text:p>
      <text:p text:style-name="P25"><text:a xlink:type="simple" xlink:href="https://www.ancestry.com/family-tree/tree/27940543/family?cfpid=12168180436" text:style-name="Internet_20_link" text:visited-style-name="Visited_20_Internet_20_Link">Dolores Kikuchi</text:a></text:p>
      <text:p text:style-name="P58">Contact Paulette Beerman about Fritz Beerman to learn where he is buried, so his headstone can be read. Why does her tree list his parents and grandparents?</text:p>
      <text:p text:style-name="P26"><text:span text:style-name="T4">Jenny Morrison’s tree</text:span><text:span text:style-name="T77"> </text:span><text:span text:style-name="T80">has Beermans, b</text:span>ut it is private. <text:span text:style-name="T90">Contact</text:span> her <text:span text:style-name="T91">(s</text:span>ee this <text:a xlink:type="simple" xlink:href="https://www.ancestry.com/family-tree/pt/RequestTreeAccess.aspx?tid=3876324&amp;pid=." text:style-name="Internet_20_link" text:visited-style-name="Visited_20_Internet_20_Link">link</text:a><text:span text:style-name="T91">)</text:span>. <text:span text:style-name="T86">Her Ancestry userid, I believe, is HoosierGirl88, and I think this is also her Findagrave userid.</text:span></text:p>
      <text:p text:style-name="P57">According to the <text:span text:style-name="T92">trees above</text:span>, Fritz Beerman/Behrman was the uncle of Heinrich ‘Henry” Behrman. <text:span text:style-name="T87">Again, </text:span>the parents and grandparents of Heinrich Behrman were bor<text:span text:style-name="T87">n</text:span> and lived their lives in Ottenstein, <text:span text:style-name="T93">in presetn day Niedersachsen</text:span>.</text:p>
      <text:p text:style-name="P57">Dolores <text:span text:style-name="T75">Kikuchi</text:span>’s tree <text:span text:style-name="T88">is the only tree with a source, a transcribed document, I believe,</text:span> from the Liebefrauenkirche of Ottenstein and its Kirchenbuch.</text:p>
      <text:p text:style-name="P29"><text:span text:style-name="T94">Today this church book might be located in The </text:span><text:a xlink:type="simple" xlink:href="https://www.stadtkirchenkanzlei.de/kirchenbuchamt/research" text:style-name="Internet_20_link" text:visited-style-name="Visited_20_Internet_20_Link">Church Record Office </text:a><text:a xlink:type="simple" xlink:href="https://www.stadtkirchenkanzlei.de/kirchenbuchamt/research" text:style-name="Internet_20_link" text:visited-style-name="Visited_20_Internet_20_Link"><text:span text:style-name="T88">in Hannover</text:span></text:a><text:span text:style-name="T88">. Comment: Passenger Lists that mention “Hannover” could really refer to the </text:span><text:span text:style-name="Emphasis"><text:span text:style-name="T89">state </text:span></text:span>of Hannover (1811–1866 Kingdom of Hannover, 1866–1946 Prussian Province of Hannover). </text:p>
      <text:p text:style-name="P30"><text:span text:style-name="T88">Familysearch list these sources of </text:span><text:a xlink:type="simple" xlink:href="https://wwwp.familysearch.org/wiki/en/Lower_Saxony_(Niedersachsen)_Archives_and_Libraries" text:style-name="Internet_20_link" text:visited-style-name="Visited_20_Internet_20_Link"><text:span text:style-name="T88">Niedersachen archives and libraries</text:span></text:a><text:span text:style-name="T88">.</text:span></text:p>
      <text:h text:style-name="Heading_20_5" text:outline-level="5">According to Allyson Deprey-Singleton’s <text:span text:style-name="T97">lecture on </text:span><text:a xlink:type="simple" xlink:href="https://www.youtube.com/watch?v=I6vEs09kLak" text:style-name="Internet_20_link" text:visited-style-name="Visited_20_Internet_20_Link"><text:span text:style-name="T97">Indiana Immigration</text:span></text:a>:</text:h>
      <text:list xml:id="list78209320" text:style-name="L3">
        <text:list-item>
          <text:p text:style-name="P52">Indiana did not have birth and death certificates until 1882. </text:p>
        </text:list-item>
        <text:list-item>
          <text:p text:style-name="P53">Not until a 1907 law were birth and death records sent to the state.</text:p>
        </text:list-item>
        <text:list-item>
          <text:p text:style-name="P53">Not all counties complied until the 1920 because people did not have a reason to register children born at home with the county.</text:p>
        </text:list-item>
        <text:list-item>
          <text:p text:style-name="P53"><text:span text:style-name="T96">U</text:span>ntil 1958 that <text:span text:style-name="T96">m</text:span>arriage<text:span text:style-name="T96">s were recorded at the county level not the city.</text:span></text:p>
        </text:list-item>
      </text:list>
      <text:p text:style-name="P32"><text:tab/>Conclusions: Churches are one of the best sources for marriage records, census records, cemet<text:span text:style-name="T98">e</text:span>ry <text:span text:style-name="T99">records, Ancestry, FamilySearch</text:span>. <text:s/><text:span text:style-name="T100">You have to search both Ancestry and FamilySearch. Sometimes a record is found on only one and not the other.</text:span></text:p>
      <text:p text:style-name="P32">STOPPED AT MINUTE 17:00</text:p>
      <text:p text:style-name="P31">Headstone Inscription Information <text:span text:style-name="T95">might have Place of Origin</text:span></text:p>
      <text:p text:style-name="P27"><text:span text:style-name="T85">The only surnames found in </text:span>Soest Immanuel Cemetery <text:span text:style-name="T85">are </text:span><text:span text:style-name="T4">Behrman</text:span>s and <text:span text:style-name="T4">Bearman</text:span>s. There are no <text:span text:style-name="T4">Beerman</text:span>s <text:span text:style-name="T85">in Soest Immanuel Cemetery</text:span>.</text:p>
      <text:p text:style-name="P28"><text:span text:style-name="T76">To search only the Soest Immanuel cemetery, use this </text:span><text:a xlink:type="simple" xlink:href="https://www.findagrave.com/cemetery/2254031" text:style-name="Internet_20_link" text:visited-style-name="Visited_20_Internet_20_Link">link</text:a>.</text:p>
      <text:p text:style-name="P33">I am not sure where Frederick “Fritz” (1801 to 1875) is buried. There are photos of his headstone on Ancestry, but his find-a-grave memorial is missing. His youngest son, Heny Beerman (1853-1922) and his wife are buried in Lindenwood.</text:p>
      <text:p text:style-name="P59">Also see Germany church registers <text:a xlink:type="simple" xlink:href="https://wwwp.familysearch.org/wiki/en/Germany_Church_Records" text:style-name="Internet_20_link" text:visited-style-name="Visited_20_Internet_20_Link">article</text:a>.</text:p>
      <text:h text:style-name="P43" text:outline-level="2"><text:soft-page-break/>Justina Bearman</text:h>
      <text:p text:style-name="P23">Look at her headstone, in Soest Cemetery, to see what it says about where she was born. It is in German.</text:p>
      <text:p text:style-name="P24">TODO: Photograph and translate Headstones in Soest Cemetery. <text:span text:style-name="T74">Examine church register/minues of Soest. The same couple’s headstone may not have the same surname; for example, </text:span><text:a xlink:type="simple" xlink:href="https://www.findagrave.com/memorial/74423465/heinrich-behrman_bearman_" text:style-name="Internet_20_link" text:visited-style-name="Visited_20_Internet_20_Link"><text:span text:style-name="T74">Heinrich “Henry” Behrman’s</text:span></text:a><text:span text:style-name="T74"> (17 Apr 1830 to 20 Jul 1904) has </text:span><text:span text:style-name="T8">Behrman</text:span><text:span text:style-name="T78">. <text:s/></text:span><text:span text:style-name="T79">His wife’s headstone is </text:span><text:a xlink:type="simple" xlink:href="https://www.findagrave.com/cemetery/2254031" text:style-name="Internet_20_link" text:visited-style-name="Visited_20_Internet_20_Link"><text:span text:style-name="T79">Justena Bearman</text:span></text:a><text:span text:style-name="T79">.</text:span></text:p>
      <text:h text:style-name="P42" text:outline-level="2">Krueckeberg</text:h>
      <text:h text:style-name="P44" text:outline-level="3">Adams County <text:span text:style-name="T39">Research </text:span>Resou<text:span text:style-name="T39">r</text:span>ce<text:span text:style-name="T39">s</text:span></text:h>
      <text:p text:style-name="P11"><text:a xlink:type="simple" xlink:href="https://www.familysearch.org/wiki/en/Adams_County,_Indiana_Genealogy" text:style-name="Internet_20_link" text:visited-style-name="Visited_20_Internet_20_Link">Familysearch wiki</text:a></text:p>
      <text:h text:style-name="Heading_20_3" text:outline-level="3">Adams County <text:span text:style-name="T11">Indiana </text:span>Land-<text:span text:style-name="T14">Property Record Resources </text:span></text:h>
      <text:h text:style-name="Heading_20_4" text:outline-level="4"><text:span text:style-name="T13">ACPLI </text:span>Genealogy Center Volume <text:span text:style-name="T13">on Deeds/Indexes</text:span></text:h>
      <text:p text:style-name="P3">Adams County Deeds</text:p>
      <text:p text:style-name="P3">A<text:span text:style-name="T1">llen </text:span>C<text:span text:style-name="T1">ounty </text:span>PLI: <text:span text:style-name="T4">Tract book Adams County Indiana with </text:span><text:span text:style-name="T9">I</text:span><text:span text:style-name="T4">ndex of deeds</text:span> by D.A.R.</text:p>
      <text:p text:style-name="P3">Call <text:span text:style-name="T3">No.</text:span>: 977.201 AD1DAU</text:p>
      <text:p text:style-name="Standard"/>
      <text:h text:style-name="Heading_20_4" text:outline-level="4">Adams Couty IN ingenweb site: <text:a xlink:type="simple" xlink:href="http://ingenweb.org/inadams/" text:style-name="Internet_20_link" text:visited-style-name="Visited_20_Internet_20_Link"><text:span text:style-name="T29">Ingenweb.org for Adms Co</text:span></text:a></text:h>
      <text:p text:style-name="Standard"/>
      <text:h text:style-name="Heading_20_4" text:outline-level="4">Adams Public Library <text:span text:style-name="T12">Volumes:</text:span></text:h>
      <text:p text:style-name="Standard"/>
      <text:p text:style-name="P9"><text:bookmark text:name="rdetail_title"/><text:a xlink:type="simple" xlink:href="http://evergreen.lib.in.us/eg/opac/record/5200829?query=Adams%20County%20deeds" text:style-name="Internet_20_link" text:visited-style-name="Visited_20_Internet_20_Link"><text:span text:style-name="T29">Tract book, Adams County, Indiana : with index of deeds</text:span></text:a><text:span text:style-name="T29"> </text:span><text:span text:style-name="T31">by </text:span><text:a xlink:type="simple" xlink:href="http://evergreen.lib.in.us/eg/opac/results?query=Lochner%20Electa%20Iantha%20Baltzell;qtype=author" text:style-name="Internet_20_link" text:visited-style-name="Visited_20_Internet_20_Link"><text:span text:style-name="T31">Lochner, Electa Iantha</text:span></text:a><text:a xlink:type="simple" xlink:href="http://evergreen.lib.in.us/eg/opac/results?query=Lochner%20Electa%20Iantha%20Baltzell;qtype=author" text:style-name="Internet_20_link" text:visited-style-name="Visited_20_Internet_20_Link"><text:span text:style-name="T20"> Baltzell.</text:span></text:a><text:span text:style-name="T20"> (Author). </text:span><text:a xlink:type="simple" xlink:href="http://evergreen.lib.in.us/eg/opac/results?query=Dick%20Virgil%20L%20Andrews;qtype=author" text:style-name="Internet_20_link" text:visited-style-name="Visited_20_Internet_20_Link"><text:span text:style-name="T20">Dick, Virgil L. Andrews,</text:span></text:a><text:span text:style-name="T20"> (author.). </text:span><text:a xlink:type="simple" xlink:href="http://evergreen.lib.in.us/eg/opac/results?query=Heller%20Dick%20D%20Jr;qtype=author" text:style-name="Internet_20_link" text:visited-style-name="Visited_20_Internet_20_Link"><text:span text:style-name="T20">Heller, Dick D. Jr.,</text:span></text:a><text:span text:style-name="T20"> (author.). </text:span></text:p>
      <text:p text:style-name="P49"><text:span text:style-name="T20">Call No.: </text:span><text:span text:style-name="T19">INREF 929.3 LOC (</text:span><text:a xlink:type="simple" xlink:href="http://evergreen.lib.in.us/eg/opac/sms_cn?query=Adams%20County%20deeds;expand=marchtml;copy_id=360258;rec=5200829" text:style-name="Internet_20_link" text:visited-style-name="Visited_20_Internet_20_Link"><text:span text:style-name="T19">Text</text:span></text:a><text:span text:style-name="T19">)</text:span></text:p>
      <text:h text:style-name="P39" text:outline-level="1"><text:bookmark text:name="rdetail_title3"/><text:a xlink:type="simple" xlink:href="http://evergreen.lib.in.us/eg/opac/record/5200817?query=subject%3AReal%20property%20Adams%20County%20%28IN%29" text:style-name="Internet_20_link" text:visited-style-name="Visited_20_Internet_20_Link"><text:span text:style-name="T29">Tract book of Adams County, Indiana, 1838-1851</text:span></text:a><text:span text:style-name="T34"> This book contains a map.</text:span></text:h>
      <text:h text:style-name="P38" text:outline-level="1"><text:bookmark text:name="rdetail_title1"/><text:a xlink:type="simple" xlink:href="http://evergreen.lib.in.us/eg/opac/record/5237319?query=author%3ALochner%20Electa%20Iantha%20Baltzell" text:style-name="Internet_20_link" text:visited-style-name="Visited_20_Internet_20_Link"><text:span text:style-name="T29">Will books A and B, 1837-1888. Adams County, Indiana, indexed</text:span></text:a><text:span text:style-name="T29"> </text:span><text:span text:style-name="T30">by </text:span><text:span text:style-name="T31">by </text:span><text:a xlink:type="simple" xlink:href="http://evergreen.lib.in.us/eg/opac/results?query=Lochner%20Electa%20Iantha%20Baltzell;qtype=author" text:style-name="Internet_20_link" text:visited-style-name="Visited_20_Internet_20_Link"><text:span text:style-name="T31">Lochner, Electa Iantha Baltzell.</text:span></text:a><text:span text:style-name="T31"> (Author). </text:span><text:a xlink:type="simple" xlink:href="http://evergreen.lib.in.us/eg/opac/results?query=Dick%20Virgil%20L%20Andrews;qtype=author" text:style-name="Internet_20_link" text:visited-style-name="Visited_20_Internet_20_Link"><text:span text:style-name="T31">Dick, Virgil L. Andrews,</text:span></text:a><text:span text:style-name="T31"> (author.)</text:span></text:h>
      <text:h text:style-name="P38" text:outline-level="1"><text:bookmark text:name="rdetail_title2"/><text:a xlink:type="simple" xlink:href="http://evergreen.lib.in.us/eg/opac/record/5200798?query=subject%3AGenealogy%20Adams%20County%20%28IN%29" text:style-name="Internet_20_link" text:visited-style-name="Visited_20_Internet_20_Link"><text:span text:style-name="T31">Adams County, Indiana tax lists</text:span></text:a></text:h>
      <text:p text:style-name="P54"/>
      <text:p text:style-name="P35"><text:span text:style-name="T31">A</text:span><text:span text:style-name="T32">dams County’s Contribution to Indiana History: <text:s/></text:span><text:a xlink:type="simple" xlink:href="http://cdm16066.contentdm.oclc.org/cdm/landingpage/collection/p16066coll25" text:style-name="Internet_20_link" text:visited-style-name="Visited_20_Internet_20_Link"><text:span text:style-name="T33">O</text:span></text:a><text:a xlink:type="simple" xlink:href="http://cdm16066.contentdm.oclc.org/cdm/landingpage/collection/p16066coll25" text:style-name="Internet_20_link" text:visited-style-name="Visited_20_Internet_20_Link"><text:span text:style-name="T32">nline digitized books</text:span></text:a><text:span text:style-name="T32">. </text:span></text:p>
      <text:p text:style-name="P48"/>
      <text:p text:style-name="Standard"/>
      <text:h text:style-name="Heading_20_4" text:outline-level="4"><text:soft-page-break/><text:a xlink:type="simple" xlink:href="http://www.apls.lib.in.us/collections/genealogy/9" text:style-name="Internet_20_link" text:visited-style-name="Visited_20_Internet_20_Link">Adams Public Library Genealogy</text:a><text:span text:style-name="T2"> services:</text:span></text:h>
      <text:h text:style-name="Heading_20_5" text:outline-level="5">Reference Service</text:h>
      <text:p text:style-name="P10">Staff at APLS will answer queries sent to us through the mail as time allows if specific names and time periods are identified. Please provide the following information:</text:p>
      <text:list xml:id="list2401088200" text:style-name="L4">
        <text:list-item>
          <text:p text:style-name="P60">Your name, address, and telephone number </text:p>
        </text:list-item>
        <text:list-item>
          <text:p text:style-name="P60">A limit on cost if you would like to specify the limit </text:p>
        </text:list-item>
        <text:list-item>
          <text:p text:style-name="P55">Your query including the name(s), time period, and type of information requested </text:p>
        </text:list-item>
      </text:list>
      <text:p text:style-name="P10">More detailed information may be sought through the Adams County Genealogy.</text:p>
      <text:h text:style-name="P46" text:outline-level="5"><text:a xlink:type="simple" xlink:href="http://www.adams-county.com/185/Recorders-Office" text:style-name="Internet_20_link" text:visited-style-name="Visited_20_Internet_20_Link">Adams County Recorder’s Office</text:a>: </text:h>
      <text:h text:style-name="P46" text:outline-level="5"><text:span text:style-name="T29">313 W. Jefferson Street, Decatur, IN 46733. </text:span><text:span text:style-name="T35">P</text:span><text:span text:style-name="T29">hone: 260-724-5300 </text:span></text:h>
      <text:p text:style-name="P1"/>
      <text:p text:style-name="P5"><text:span text:style-name="T21">The Recorder’s Office h</text:span><text:span text:style-name="T19">as there Document Types:</text:span></text:p>
      <text:p text:style-name="P5"><text:span text:style-name="Strong_20_Emphasis"><text:span text:style-name="T18"/></text:span></text:p>
      <text:list xml:id="list2902998432" text:style-name="L5">
        <text:list-item>
          <text:p text:style-name="P61"><text:span text:style-name="Strong_20_Emphasis"><text:span text:style-name="T16">Affidavits </text:span></text:span></text:p>
        </text:list-item>
        <text:list-item>
          <text:p text:style-name="P61"><text:span text:style-name="Strong_20_Emphasis"><text:span text:style-name="T16">Assignments </text:span></text:span></text:p>
        </text:list-item>
        <text:list-item>
          <text:p text:style-name="P61"><text:span text:style-name="Strong_20_Emphasis"><text:span text:style-name="T16">Articles of Incorporation </text:span></text:span></text:p>
        </text:list-item>
        <text:list-item>
          <text:p text:style-name="P61"><text:span text:style-name="Strong_20_Emphasis"><text:span text:style-name="T16">Assumed Business Name </text:span></text:span></text:p>
        </text:list-item>
        <text:list-item>
          <text:p text:style-name="P61"><text:span text:style-name="Strong_20_Emphasis"><text:span text:style-name="T16">Bonds </text:span></text:span></text:p>
        </text:list-item>
        <text:list-item>
          <text:p text:style-name="P61"><text:span text:style-name="Strong_20_Emphasis"><text:span text:style-name="T17">Cemetery Deeds</text:span></text:span><text:span text:style-name="Strong_20_Emphasis"><text:span text:style-name="T16"> </text:span></text:span></text:p>
        </text:list-item>
        <text:list-item>
          <text:p text:style-name="P61"><text:span text:style-name="Strong_20_Emphasis"><text:span text:style-name="T17">Deeds </text:span></text:span></text:p>
        </text:list-item>
        <text:list-item>
          <text:p text:style-name="P61"><text:span text:style-name="Strong_20_Emphasis"><text:span text:style-name="T16">Delinquent Sewer Liens </text:span></text:span></text:p>
        </text:list-item>
        <text:list-item>
          <text:p text:style-name="P61"><text:span text:style-name="Strong_20_Emphasis"><text:span text:style-name="T16">Easements </text:span></text:span></text:p>
        </text:list-item>
        <text:list-item>
          <text:p text:style-name="P61"><text:span text:style-name="Strong_20_Emphasis"><text:span text:style-name="T16">Federal Tax Liens </text:span></text:span></text:p>
        </text:list-item>
        <text:list-item>
          <text:p text:style-name="P61"><text:span text:style-name="Strong_20_Emphasis"><text:span text:style-name="T16">Mechanics Liens </text:span></text:span></text:p>
        </text:list-item>
        <text:list-item>
          <text:p text:style-name="P61"><text:span text:style-name="Strong_20_Emphasis"><text:span text:style-name="T17">Military Discharges </text:span></text:span></text:p>
        </text:list-item>
        <text:list-item>
          <text:p text:style-name="P61"><text:span text:style-name="Strong_20_Emphasis"><text:span text:style-name="T16">Miscellaneous Instruments </text:span></text:span></text:p>
        </text:list-item>
        <text:list-item>
          <text:p text:style-name="P61"><text:span text:style-name="Strong_20_Emphasis"><text:span text:style-name="T16">Mortgages </text:span></text:span></text:p>
        </text:list-item>
        <text:list-item>
          <text:p text:style-name="P61"><text:span text:style-name="Strong_20_Emphasis"><text:span text:style-name="T17">Plats </text:span></text:span></text:p>
        </text:list-item>
        <text:list-item>
          <text:p text:style-name="P61"><text:span text:style-name="Strong_20_Emphasis"><text:span text:style-name="T16">Powers of Attorney </text:span></text:span></text:p>
        </text:list-item>
        <text:list-item>
          <text:p text:style-name="P61"><text:span text:style-name="Strong_20_Emphasis"><text:span text:style-name="T16">Real Estate Contracts </text:span></text:span></text:p>
        </text:list-item>
        <text:list-item>
          <text:p text:style-name="P61"><text:span text:style-name="Strong_20_Emphasis"><text:span text:style-name="T16">Releases </text:span></text:span></text:p>
        </text:list-item>
        <text:list-item>
          <text:p text:style-name="P61"><text:span text:style-name="Strong_20_Emphasis"><text:span text:style-name="T17">Surveys </text:span></text:span></text:p>
        </text:list-item>
        <text:list-item>
          <text:p text:style-name="P56"><text:span text:style-name="Strong_20_Emphasis"><text:span text:style-name="T16">Trustee Elections </text:span></text:span></text:p>
        </text:list-item>
      </text:list>
      <text:p text:style-name="P4"/>
      <text:p text:style-name="P2"><text:span text:style-name="T15">Has </text:span>public access computers. <text:span text:style-name="T15">These, evidently, are for searching for records.</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Open sams" svg:font-family="'Open sams'"/>
    <style:font-face style:name="Open sans" svg:font-family="'Ope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1T22:34:17.477913492</meta:creation-date>
    <dc:date>2019-11-14T18:09:32.630986174</dc:date>
    <meta:editing-duration>PT9H39M54S</meta:editing-duration>
    <meta:editing-cycles>130</meta:editing-cycles>
    <meta:generator>LibreOffice/6.3.3.2$Linux_X86_64 LibreOffice_project/30$Build-2</meta:generator>
    <meta:document-statistic meta:table-count="1" meta:image-count="0" meta:object-count="0" meta:page-count="6" meta:paragraph-count="125" meta:word-count="2171" meta:character-count="13126" meta:non-whitespace-character-count="11065"/>
  </office:meta>
</office:document-meta>
</file>